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012" officeooo:paragraph-rsid="001a7012"/>
    </style:style>
    <style:style style:name="P2" style:family="paragraph" style:parent-style-name="Standard">
      <style:text-properties officeooo:rsid="001ba0cb" officeooo:paragraph-rsid="001ba0cb"/>
    </style:style>
    <style:style style:name="P3" style:family="paragraph" style:parent-style-name="Standard">
      <style:text-properties fo:font-weight="bold" officeooo:rsid="001a7012" officeooo:paragraph-rsid="001a7012" style:font-weight-asian="bold" style:font-weight-complex="bold"/>
    </style:style>
    <style:style style:name="P4" style:family="paragraph" style:parent-style-name="Standard">
      <style:text-properties fo:font-weight="bold" officeooo:rsid="001ba0cb" officeooo:paragraph-rsid="001ba0c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upo 1</text:p>
      <text:p text:style-name="P1"/>
      <text:p text:style-name="P1">BarreraFelipe</text:p>
      <text:p text:style-name="P1">Landriel Gabriela</text:p>
      <text:p text:style-name="P1">Alajardo Lucía</text:p>
      <text:p text:style-name="P1">Santa Cruz Mercedes</text:p>
      <text:p text:style-name="P1"/>
      <text:p text:style-name="P3">Grupo 2</text:p>
      <text:p text:style-name="P1"/>
      <text:p text:style-name="P1">Márquez Daniela</text:p>
      <text:p text:style-name="P1">Orellana Maga</text:p>
      <text:p text:style-name="P1">Murcia Malena</text:p>
      <text:p text:style-name="P1">Lee Rocío</text:p>
      <text:p text:style-name="P1"/>
      <text:p text:style-name="P3">Grupo 3</text:p>
      <text:p text:style-name="P1"/>
      <text:p text:style-name="P1">Palavecino Georgina</text:p>
      <text:p text:style-name="P1">Hansen Ingrid</text:p>
      <text:p text:style-name="P1">Arce Sayago Milene</text:p>
      <text:p text:style-name="P1">Largo Guapacha Ximena</text:p>
      <text:p text:style-name="P1"/>
      <text:p text:style-name="P3">Grupo 4</text:p>
      <text:p text:style-name="P1"/>
      <text:p text:style-name="P1">Olivera Carolina</text:p>
      <text:p text:style-name="P1">Colodro Florencia</text:p>
      <text:p text:style-name="P1">Lazetera Sofía</text:p>
      <text:p text:style-name="P1">Ponce Sofía</text:p>
      <text:p text:style-name="P1"/>
      <text:p text:style-name="P3">Grupo 5</text:p>
      <text:p text:style-name="P1"/>
      <text:p text:style-name="P1">Palau Agostina</text:p>
      <text:p text:style-name="P1">Pena Camila</text:p>
      <text:p text:style-name="P1">Urriza Gisele</text:p>
      <text:p text:style-name="P1">Guendulain Pablo</text:p>
      <text:p text:style-name="P1"/>
      <text:p text:style-name="P3">Grupo 6</text:p>
      <text:p text:style-name="P1"/>
      <text:p text:style-name="P1">Moragues Alexis</text:p>
      <text:p text:style-name="P1">Montaldo Lorena</text:p>
      <text:p text:style-name="P1">Enrique Mariel</text:p>
      <text:p text:style-name="P1">Pinzón Sandra</text:p>
      <text:p text:style-name="P1"/>
      <text:p text:style-name="P3">Grupo 7</text:p>
      <text:p text:style-name="P1"/>
      <text:p text:style-name="P1">Ferreira Belén</text:p>
      <text:p text:style-name="P1">Asensi Laura</text:p>
      <text:p text:style-name="P1">Larrabaru Ignacio</text:p>
      <text:p text:style-name="P1">Belloso Viviana</text:p>
      <text:p text:style-name="P1"/>
      <text:p text:style-name="P3">Grupo 8</text:p>
      <text:p text:style-name="P1"/>
      <text:p text:style-name="P2">Moreno Lucía</text:p>
      <text:p text:style-name="P2"><text:soft-page-break/>Kim Marisol</text:p>
      <text:p text:style-name="P2">Spagnaro Raquel</text:p>
      <text:p text:style-name="P2">Bianchini Valentina</text:p>
      <text:p text:style-name="P2"/>
      <text:p text:style-name="P4">Grupo 9</text:p>
      <text:p text:style-name="P2"/>
      <text:p text:style-name="P2">Bernal Gabriela</text:p>
      <text:p text:style-name="P2">Bruno María</text:p>
      <text:p text:style-name="P2">Pécora Nataly</text:p>
      <text:p text:style-name="P2">French Victoria</text:p>
      <text:p text:style-name="P2"/>
      <text:p text:style-name="P4">Grupo 10</text:p>
      <text:p text:style-name="P2"/>
      <text:p text:style-name="P2">Agudelo Carlos</text:p>
      <text:p text:style-name="P2">Castillo Stephanie</text:p>
      <text:p text:style-name="P2">Orellano Lu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21:18:38.395000000</meta:creation-date>
    <dc:date>2022-03-18T21:41:53.812000000</dc:date>
    <meta:editing-duration>PT11M31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49" meta:word-count="100" meta:character-count="638" meta:non-whitespace-character-count="587"/>
  </office:meta>
</office:document-meta>
</file>